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UNIVERSIDAD NACIONAL DE TRUJILL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17255762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669029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LIRROSAS LEON, PAOLA SAND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20442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69029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17255762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1281737</text:p>
          </table:table-cell>
          <table:table-cell table:style-name="Tabla2.D3" office:value-type="string">
            <text:p text:style-name="P23">2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49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